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Data.instanti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PaintingState.sa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PaintingState.PDFPainting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DFPaintingState.getStack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PaintingState.instanti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ata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DFData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DFPaintingState.instantiate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PaintingState.checkClip( Shape c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DFPaintingState.setPaint( Paint 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DFPaintingState.getGSt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DFPaintingState.setClip( Shape c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